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freesans, clean, sans-serif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fo:font-variant="normal" fo:text-transform="none" fo:color="#666666" style:font-name="Arial" fo:font-size="11pt" fo:letter-spacing="0.0102in" fo:font-style="normal" fo:font-weight="normal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font-size-asian="12.25pt" style:font-size-complex="14pt"/>
    </style:style>
    <style:style style:name="P6" style:family="paragraph" style:parent-style-name="Text_20_body" style:list-style-name="L1">
      <style:paragraph-properties fo:margin-top="0in" fo:margin-bottom="0in" style:line-height-at-least="0.2602in" fo:text-align="start" style:justify-single-word="false" fo:padding="0in" fo:border="none"/>
      <style:text-properties fo:font-variant="normal" fo:text-transform="none" fo:color="#333333" style:font-name="Helvetica" fo:font-size="11.25pt" fo:letter-spacing="normal" fo:font-style="normal" fo:font-weight="normal"/>
    </style:style>
    <style:style style:name="P7" style:family="paragraph" style:parent-style-name="Heading_20_1">
      <style:paragraph-properties fo:line-height="100%"/>
      <style:text-properties fo:font-variant="normal" fo:text-transform="none" fo:color="#666666" style:font-name="Arial" fo:font-size="11pt" fo:letter-spacing="0.0102in" fo:font-style="normal" fo:font-weight="normal" style:font-size-asian="11pt" style:font-size-complex="11pt"/>
    </style:style>
    <style:style style:name="T1" style:family="text">
      <style:text-properties style:font-size-asian="10.5pt" style:font-size-complex="12p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/>
      <text:p text:style-name="P2">Reitinhaku Dijkstran algoritmia käyttäen</text:p>
      <text:p text:style-name="P2">Toteutus</text:p>
      <text:p text:style-name="P2"/>
      <text:p text:style-name="P3">Toteutukseni ratkaisee ongelman määrittelydokumentin mukaisella tehokkuudella, sillä dijkstran algoritmi toimii käyttäen minimikekoa, jolloin aikavaativuus on pahimmillaan </text:p>
      <text:p text:style-name="P4"><text:span text:style-name="T1">((|E|+|V|) log |V|).</text:span></text:p>
      <text:p text:style-name="P4"><text:span text:style-name="T1">Tämä perustuu keko-operaatioihin joiden aikavaativuus on O(log|V|) ja joita tehdään siis pahimmillaan E=kaarien lukumäärä + V=solmujen lukumäärä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, arial, freesans, clean, sans-serif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WenQuanYi Zen Hei" style:font-size-asian="24pt" style:font-weight-asian="bold" style:font-name-complex="Lohit Hindi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1">
      <style:paragraph-properties fo:line-height="100%"/>
      <style:text-properties fo:font-variant="normal" fo:text-transform="none" fo:color="#666666" style:font-name="Arial" fo:font-size="11pt" fo:letter-spacing="0.0102in" fo:font-style="normal" fo:font-weight="normal" style:font-size-asian="11pt" style:font-size-complex="11pt"/>
    </style:style>
    <style:style style:name="MP2" style:family="paragraph" style:parent-style-name="Text_20_body">
      <style:paragraph-properties fo:line-height="100%"/>
      <style:text-properties fo:font-variant="normal" fo:text-transform="none" fo:color="#666666" style:font-name="Arial" fo:font-size="11pt" fo:letter-spacing="0.0102in" fo:font-style="normal" fo:font-weight="normal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1772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0417in" fo:margin-left="0in" fo:margin-right="0in" fo:margin-bottom="0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Aineopintojen harjoitustyö: Tietorakenteet ja algoritmit</text:h>
        <text:p text:style-name="MP2">Oskari Jokinen, 014022964 </text:p>
        <text:p text:style-name="MP2">Helsingin Yliopisto, Tietojenkäsittelytieteen laitos, kevät 201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kinen Oskari</meta:initial-creator>
    <meta:creation-date>2014-01-15T15:26:33</meta:creation-date>
    <dc:date>2014-02-17T22:40:18</dc:date>
    <meta:editing-duration>PT1H3M28S</meta:editing-duration>
    <meta:editing-cycles>8</meta:editing-cycles>
    <meta:generator>LibreOffice/3.5$Linux_X86_64 LibreOffice_project/350m1$Build-2</meta:generator>
    <dc:creator>Osku </dc:creator>
    <meta:document-statistic meta:table-count="0" meta:image-count="0" meta:object-count="0" meta:page-count="1" meta:paragraph-count="8" meta:word-count="60" meta:character-count="531" meta:non-whitespace-character-count="531"/>
  </office:meta>
</office:document-meta>
</file>